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840" officeooo:paragraph-rsid="0011184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1840" officeooo:paragraph-rsid="001118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1840" officeooo:paragraph-rsid="0011184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1840" officeooo:paragraph-rsid="0012990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9907" officeooo:paragraph-rsid="0012990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9907" officeooo:paragraph-rsid="0012990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1840" officeooo:paragraph-rsid="0012990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1840" officeooo:paragraph-rsid="00111840" style:font-weight-asian="normal" style:font-weight-complex="normal"/>
    </style:style>
    <style:style style:name="P9" style:family="paragraph" style:parent-style-name="Text_20_body">
      <style:text-properties officeooo:rsid="0014be1d" officeooo:paragraph-rsid="0014be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907" style:font-weight-asian="bold" style:font-weight-complex="bold"/>
    </style:style>
    <style:style style:name="T3" style:family="text">
      <style:text-properties officeooo:rsid="00129907"/>
    </style:style>
    <style:style style:name="T4" style:family="text">
      <style:text-properties officeooo:rsid="0014b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dy Pham</text:p>
      <text:p text:style-name="P1"/>
      <text:p text:style-name="P2">Design Pattern</text:p>
      <text:p text:style-name="P3">Two design patterns would be good for this system is <text:span text:style-name="T2">Facade</text:span> and <text:span text:style-name="T1">Chain of Responsibility</text:span></text:p>
      <text:p text:style-name="P3"/>
      <text:p text:style-name="P6">Facade</text:p>
      <text:p text:style-name="P5">Provide a unified interface to a set of interfaces in a subsystem. Facade defines a higher-level interface that makes the subsystem easier to use. <text:span text:style-name="T4">I choose this pattern because its good to describe how the system give the supervisor power in the system.</text:span></text:p>
      <text:p text:style-name="P3">-Sub-systems: <text:span text:style-name="T3">Edit times , Clock in and out GA, Export time, Send messages to GA.</text:span></text:p>
      <text:p text:style-name="P3"/>
      <text:p text:style-name="P3"/>
      <text:p text:style-name="P3"/>
      <text:p text:style-name="P3"/>
      <text:p text:style-name="P3"/>
      <text:p text:style-name="P7">Chain of Responsibility</text:p>
      <text:p text:style-name="P9">Avoid coupling the sender a request to its receiver by giving more than one object a chance to handle the request. I choose this pattern because it describe the way how the request can be send and can be handle by the system.</text:p>
      <text:p text:style-name="Text_20_body">-<text:span text:style-name="T3">Sub-system: Clock in and clock out, lunch break, write time down, minus the total time.</text:span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1:09:58.274000000</meta:creation-date>
    <dc:date>2016-11-29T21:35:46.944000000</dc:date>
    <meta:editing-duration>PT27M39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9" meta:word-count="139" meta:character-count="787" meta:non-whitespace-character-count="657"/>
  </office:meta>
</office:document-meta>
</file>